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23a3c"/>
    </style:style>
    <style:style style:name="P3" style:family="paragraph" style:parent-style-name="Standard">
      <style:paragraph-properties fo:text-align="start" style:justify-single-word="false"/>
      <style:text-properties officeooo:rsid="00123a3c" officeooo:paragraph-rsid="00123a3c"/>
    </style:style>
    <style:style style:name="T1" style:family="text">
      <style:text-properties officeooo:rsid="00123a3c"/>
    </style:style>
    <style:style style:name="T2" style:family="text">
      <style:text-properties officeooo:rsid="0012c9d5"/>
    </style:style>
    <style:style style:name="fr1" style:family="graphic" style:parent-style-name="Formula">
      <style:graphic-properties style:vertical-pos="middle" style:vertical-rel="text" fo:padding="0in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shallow water equations</text:p>
      <text:p text:style-name="P1"/>
      <text:p text:style-name="P2"><text:span text:style-name="T1">(1) The equation of continuity</text:span></text:p>
      <text:p text:style-name="P2"/>
      <text:p text:style-name="P2"><draw:frame draw:style-name="fr1" draw:name="Object1" text:anchor-type="as-char" svg:width="1.0098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derived from equations of conservation of mass.</text:p>
      <text:p text:style-name="P3"/>
      <text:p text:style-name="P3">(2) The equation of <text:span text:style-name="T2">motion</text:span></text:p>
      <text:p text:style-name="Standard"><draw:frame draw:style-name="fr1" draw:name="Object2" text:anchor-type="as-char" svg:width="1.6102in" svg:height="0.213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><draw:frame draw:style-name="fr1" draw:name="Object3" text:anchor-type="as-char" svg:width="1.5992in" svg:height="0.213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P3">derived from <text:span text:style-name="T2">Navier-Stokes </text:span>equation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0S</meta:editing-duration>
    <meta:editing-cycles>3</meta:editing-cycles>
    <meta:generator>LibreOffice/4.3.3.2$Linux_X86_64 LibreOffice_project/430m0$Build-2</meta:generator>
    <dc:date>2016-09-19T12:35:04.747048877</dc:date>
    <meta:document-statistic meta:table-count="0" meta:image-count="0" meta:object-count="3" meta:page-count="1" meta:paragraph-count="8" meta:word-count="25" meta:character-count="167" meta:non-whitespace-character-count="14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u</mi>
          <mi>x</mi>
        </msub>
        <mo stretchy="false">+</mo>
        <msub>
          <mi>v</mi>
          <mi>y</mi>
        </msub>
        <mo stretchy="false">+</mo>
        <msub>
          <mi>w</mi>
          <mi>y</mi>
        </msub>
      </mrow>
      <mo stretchy="false">=</mo>
      <mn>0</mn>
    </mrow>
    <annotation encoding="StarMath 5.0">u_{x} + v_{y} + w_{y}  = 0 </annotation>
  </semantics>
</math>
</file>

<file path=Object 2/content.xml><?xml version="1.0" encoding="utf-8"?>
<math xmlns="http://www.w3.org/1998/Math/MathML">
  <semantics>
    <mrow>
      <mrow>
        <mrow>
          <msub>
            <mi>u</mi>
            <mi>t</mi>
          </msub>
          <mo stretchy="false">−</mo>
          <mi mathvariant="italic">fv</mi>
        </mrow>
        <mo stretchy="false">=</mo>
        <mrow>
          <mo stretchy="false">−</mo>
          <mi>g</mi>
        </mrow>
      </mrow>
      <mrow>
        <msub>
          <mi mathvariant="normal">η</mi>
          <mi>x</mi>
        </msub>
        <mo stretchy="false">+</mo>
        <msub>
          <mrow>
            <mo fence="true" stretchy="false">(</mo>
            <mrow>
              <mrow>
                <msub>
                  <mi>A</mi>
                  <mi>v</mi>
                </msub>
                <msub>
                  <mi>u</mi>
                  <mi>z</mi>
                </msub>
              </mrow>
            </mrow>
            <mo fence="true" stretchy="false">)</mo>
          </mrow>
          <mi>z</mi>
        </msub>
      </mrow>
    </mrow>
    <annotation encoding="StarMath 5.0">u_{t} - fv = -g%ieta_{x}+ (A_{v}u_{z} )_{z}</annotation>
  </semantics>
</math>
</file>

<file path=Object 3/content.xml><?xml version="1.0" encoding="utf-8"?>
<math xmlns="http://www.w3.org/1998/Math/MathML">
  <semantics>
    <mrow>
      <mrow>
        <mrow>
          <msub>
            <mi>v</mi>
            <mi>t</mi>
          </msub>
          <mo stretchy="false">+</mo>
          <mi mathvariant="italic">fu</mi>
        </mrow>
        <mo stretchy="false">=</mo>
        <mrow>
          <mo stretchy="false">−</mo>
          <mi>g</mi>
        </mrow>
      </mrow>
      <mrow>
        <msub>
          <mi mathvariant="normal">η</mi>
          <mi>y</mi>
        </msub>
        <mo stretchy="false">+</mo>
        <msub>
          <mrow>
            <mo fence="true" stretchy="false">(</mo>
            <mrow>
              <mrow>
                <msub>
                  <mi>A</mi>
                  <mi>v</mi>
                </msub>
                <msub>
                  <mi>u</mi>
                  <mi>z</mi>
                </msub>
              </mrow>
            </mrow>
            <mo fence="true" stretchy="false">)</mo>
          </mrow>
          <mi>z</mi>
        </msub>
      </mrow>
    </mrow>
    <annotation encoding="StarMath 5.0">v_{t} + fu = -g%ieta_{y}+ (A_{v}u_{z} )_{z}</annotation>
  </semantics>
</math>
</file>